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ross motion planning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Somesh.Devagekar.</text:p>
            <text:p>Hochschule Bonn-Rhein-Sieg</text:p>
            <text:p/>
            <text:p>somesh.devagekar@smail.inf.h-brs.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Composition structure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3">
              <text:list-item>
                <text:p text:style-name="P3"><text:span text:style-name="T2">A key feature of this report is that they are formally structured in section.</text:span></text:p>
              </text:list-item>
              <text:list-item>
                <text:p text:style-name="P3"><text:span text:style-name="T2">Here report begins with a formal abstract layout inclusive of keywords and references for a better insight.</text:span></text:p>
              </text:list-item>
              <text:list-item>
                <text:p text:style-name="P3"><text:span text:style-name="T2">The research paper accomplishes to communicate a sense of purpose, and how they extend the boundaries of knowledge</text:span></text:p>
              </text:list-item>
              <text:list-item>
                <text:p text:style-name="P3"><text:span text:style-name="T2">All subsequent points are related and develop the article’s structure</text:span><text:span text:style-name="T3"> </text:span></text:p>
                <text:p text:style-name="P3"><text:span text:style-name="T3"/></text:p>
              </text:list-item>
            </text:list>
          </draw:text-box>
        </draw:frame>
        <draw:frame presentation:style-name="pr1" draw:text-style-name="P2" draw:layer="layout" svg:width="25.199cm" svg:height="3.506cm" svg:x="1.401cm" svg:y="0.837cm" presentation:class="title" presentation:user-transformed="true">
          <draw:text-box>
            <text:p text:style-name="P2"><text:span text:style-name="T1">Composition structure</text:span></text:p>
          </draw:text-box>
        </draw:frame>
        <draw:frame presentation:style-name="pr1" draw:text-style-name="P2" draw:layer="layout" svg:width="25.199cm" svg:height="3.506cm" svg:x="1.401cm" svg:y="0.837cm" presentation:class="title" presentation:user-transformed="true">
          <draw:text-box>
            <text:p text:style-name="P2"><text:span text:style-name="T1">Composition struct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27cm" svg:y="4.914cm" presentation:class="outline" presentation:user-transformed="true">
          <draw:text-box>
            <text:list text:style-name="L3">
              <text:list-item>
                <text:p>The purpose statement sits within the introduction,but also provides a context, as to why the topic is important and what is the base knowledge, what is the contents of the paper.</text:p>
              </text:list-item>
              <text:list-item>
                <text:p>The contents help a reader to jump between different sections.</text:p>
              </text:list-item>
              <text:list-item>
                <text:p>The introduction is long enough to develop the purpose statement and sets out the background to the topic.</text:p>
                <text:p>Methods:-</text:p>
              </text:list-item>
              <text:list-item>
                <text:p><text:s/>Context and setting of the study</text:p>
              </text:list-item>
              <text:list-item>
                <text:p>Specific study design</text:p>
              </text:list-item>
              <text:list-item>
                <text:p>Main study variables understood</text:p>
              </text:list-item>
              <text:list-item>
                <text:p>Classification of these variab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asic issues and steps in motion plan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his section contains the “core” of the paper. Ideally, it is broken down into further sections such as methods and materials, discussion and conclusion.</text:p>
              </text:list-item>
              <text:list-item>
                <text:p>Demonstration of robust methodology appropriate to objectives.</text:p>
              </text:list-item>
              <text:list-item>
                <text:p>Focused on main stages of research, methods used and the influences that determined the approaches, by comparison and choosing particular sampl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rvey of recent wor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hows on how researches in literature lead to derive new conclusions.</text:p>
              </text:list-item>
              <text:list-item>
                <text:p>Focuses on the essentials, the main facts and those with wider significance, rather than giving great detail on every statistic in each result.</text:p>
              </text:list-item>
              <text:list-item>
                <text:p>It gives us a quantitative research with broader discussion(comparison table) of trends, without going into much detai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19.05cm" svg:x="1.4cm" svg:y="1.016cm" presentation:class="outline" presentation:user-transformed="true">
          <draw:text-box>
            <text:list text:style-name="L3">
              <text:list-header>
                <text:p>Conclusion:</text:p>
              </text:list-header>
              <text:list-item>
                <text:p>This not only does it describes the results and discussion in detail, it emphasizes the importance of the results in the field.</text:p>
              </text:list-item>
              <text:list-item>
                <text:p>States what are the implications for further research, also discusses how the result relates to previous findings.</text:p>
                <text:p>Acknowledgement:</text:p>
              </text:list-item>
              <text:list-item>
                <text:p>Seeks names and places that contributed to the work.</text:p>
                <text:p>References:</text:p>
              </text:list-item>
              <text:list-item>
                <text:p>Complete citations for any articles or other materials referenced in the article.</text:p>
              </text:list-item>
              <text:list-item>
                <text:p>It is an alphabetized list of all the academic sources of information utilized in the pap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1T13:36:23.381475215</meta:creation-date>
    <dc:date>2018-10-21T15:56:20.828488758</dc:date>
    <meta:editing-duration>PT28M20S</meta:editing-duration>
    <meta:editing-cycles>8</meta:editing-cycles>
    <meta:generator>LibreOffice/5.1.6.2$Linux_X86_64 LibreOffice_project/10m0$Build-2</meta:generator>
    <meta:document-statistic meta:object-count="46"/>
  </office:meta>
</office:document-meta>
</file>